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ítulo3" style:master-page-name="MP0" style:family="paragraph">
      <style:paragraph-properties fo:break-before="page"/>
    </style:style>
  </office:automatic-styles>
  <office:body>
    <office:text text:use-soft-page-breaks="true">
      <text:h text:style-name="P1" text:outline-level="3"><text:span text:style-name="StrongEmphasis">Construyendo una red neuronal desde cero en C++: por gusto, no por necesidad</text:span></text:h>
      <text:p text:style-name="Textbody">En los últimos días he estado trabajando en un código que permite construir, entrenar, guardar y cargar una red neuronal “tradicional”, entrenada mediante backpropagation. No forma parte de ningún proyecto formal ni busca resolver una problemática concreta. Mi motivación es más simple: reforzar mis conocimientos y tener un pasatiempo útil con algo que, en teoría, debería dominar.</text:p>
      <text:p text:style-name="Textbody">Para hacerlo más interesante, decidí programarlo completamente en C++. Creé un<text:s/><text:span text:style-name="SourceText">Makefile</text:span><text:s/>para gestionar la compilación, las dependencias y facilitar su portabilidad. Además, para validar el comportamiento con grandes volúmenes de datos, integré OpenCV (que compilé desde cero para ajustarlo a mi máquina). Aunque no implementé una red neuronal convolucional —más adecuada para procesamiento de imágenes—, opté por usar imágenes como entrada. Estas pueden tratarse como múltiples matrices, lo que facilita obtener muchos registros para pruebas de rendimiento sin demasiado esfuerzo.</text:p>
      <text:p text:style-name="Textbody">Llegados a este punto, alguien podría preguntar:<text:s/><text:span text:style-name="StrongEmphasis">¿por qué diablos usar C++ y no Python?</text:span></text:p>
      <text:p text:style-name="Textbody">Es cierto que C++ es un lenguaje más complejo<text:s/>por la<text:s/>gestión manual de memoria, punteros, una sintaxis menos permisiva, compilación y vinculación… Mientras tanto, Python<text:s/>nos<text:s/>da casi todo resuelto. Pero también es cierto que C++ ofrece ventajas en velocidad de ejecución. Entonces, ¿vale la pena todo ese esfuerzo extra por un poco más de<text:s/>rendimiento?<text:s/>La respuesta, como casi todo en programación, es: depende. En mi caso, usar Python habría sido más lógico, pero elegí C++ porque me gustan los retos,<text:s/>me recuerda a la universidad (cuando Python no dominaba como ahora) y porque creo que es un lenguaje que obliga a comprender lo que uno está haciendo. Siento que con Python muchas veces “funciona”, pero no siempre sabes por qué. C++ no te perdona: o lo entiendes, o no compila.</text:p>
      <text:p text:style-name="Textbody">Para quienes se pregunten por qué no me fui al otro extremo —Fortran, ensamblador o similares—, diré que tampoco era mi intención llegar tan lejos (al menos por ahora). Tal vez más adelante, pero en este momento no me apetecía.</text:p>
      <text:p text:style-name="Textbody">Dejé el código completo en GitHub bajo licencia GPLv3, por si alguien quiere estudiarlo, descargarlo o adaptarlo.<text:s/>Me parece<text:s/>que el ejercicio de revisión puede llegar a ser interesante y bajo los ojos adecuados no resultar en una pérdida de tiempo. Sin embargo, debo<text:s/>anunciar<text:s/>que no encontrarán un tutorial, un paso a paso o una orientación hacia la entrega de conocimiento<text:s/>—ese no era<text:s/>mi<text:s/>objetivo—, y<text:s/>doy fe que<text:s/>en la red ya hay suficiente contenido que explica<text:s/>muy<text:s/>bien estos temas.<text:s/>Por otra parte,<text:s/>sí me interesa<text:s/>exponer<text:s/>el código a la vista de los curiosos y<text:s/>mencionar que a<text:s/>futuro<text:s/>deseo<text:s/>escalarlo<text:s/>hacia la integración con hardware, en particular en el ámbito del Internet de las Cosas (IoT) y<text:s/>los<text:s/>microcontroladores, tal vez en ese momento<text:s/>lo<text:s/>enfoque en la transferencia de conocimiento.</text:p>
      <text:p text:style-name="Textbody">Para terminar, quiero recalcar<text:s/>que<text:s/>este sinsentido<text:s/>está pensado para el personal<text:s/>que<text:s/>disfrutan desarmar algo, entender cómo funciona (o no), y volver a armarlo —a veces con éxito, a veces no. Y en ese proceso, aprender más que simplemente usa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CIDEI1567</meta:initial-creator>
    <dc:creator>jenriquez</dc:creator>
    <meta:creation-date>2025-05-06T20:20:00Z</meta:creation-date>
    <dc:date>2025-05-06T20:20:00Z</dc:date>
    <meta:template xlink:href="Normal.dotm" xlink:type="simple"/>
    <meta:editing-cycles>2</meta:editing-cycles>
    <meta:editing-duration>PT600S</meta:editing-duration>
    <meta:document-statistic meta:page-count="1" meta:paragraph-count="6" meta:word-count="488" meta:character-count="3168" meta:row-count="22" meta:non-whitespace-character-count="2686"/>
  </office:meta>
</office:document-meta>
</file>